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d36" officeooo:paragraph-rsid="00085d36"/>
    </style:style>
    <style:style style:name="T1" style:family="text">
      <style:text-properties officeooo:rsid="000877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 petit <text:s/><text:span text:style-name="T1">pain au chocolat du nom de Marco le Chocolot 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13:37:33.547162596</meta:creation-date>
    <dc:date>2017-01-19T13:50:58.272576805</dc:date>
    <meta:editing-duration>PT1M1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" meta:word-count="12" meta:character-count="57" meta:non-whitespace-character-count="44"/>
  </office:meta>
</office:document-meta>
</file>